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5eb91e" loext:opacity="100%" style:font-name="Arial1" fo:font-size="24pt" fo:font-weight="bold" officeooo:rsid="001ea396" officeooo:paragraph-rsid="001ea396" style:font-size-asian="21pt" style:font-weight-asian="bold" style:font-size-complex="24pt" style:font-weight-complex="bold"/>
    </style:style>
    <style:style style:name="P2" style:family="paragraph" style:parent-style-name="Standard">
      <style:text-properties fo:color="#8d1d75" loext:opacity="100%" style:font-name="Arial1" fo:font-size="14pt" fo:font-weight="bold" officeooo:rsid="001ea396" officeooo:paragraph-rsid="001ea396" style:font-size-asian="12.25pt" style:font-weight-asian="bold" style:font-size-complex="14pt" style:font-weight-complex="bold"/>
    </style:style>
    <style:style style:name="P3" style:family="paragraph" style:parent-style-name="Standard">
      <style:text-properties fo:color="#000000" loext:opacity="100%" style:font-name="Arial1" fo:font-size="11pt" fo:font-weight="bold" officeooo:rsid="001ea396" officeooo:paragraph-rsid="001ea396" style:font-size-asian="9.60000038146973pt" style:font-weight-asian="bold" style:font-size-complex="11pt" style:font-weight-complex="bold"/>
    </style:style>
    <style:style style:name="P4" style:family="paragraph" style:parent-style-name="Standard">
      <style:text-properties fo:color="#000000" loext:opacity="100%" style:font-name="Arial1" fo:font-size="11pt" fo:font-weight="normal" officeooo:rsid="001ea396" officeooo:paragraph-rsid="001ea396" style:font-size-asian="9.60000038146973pt" style:font-weight-asian="normal" style:font-size-complex="11pt" style:font-weight-complex="normal"/>
    </style:style>
    <style:style style:name="P5" style:family="paragraph" style:parent-style-name="Standard">
      <style:text-properties fo:color="#bf819e" loext:opacity="100%" style:font-name="Arial1" fo:font-size="11pt" fo:font-weight="bold" officeooo:rsid="001ea396" officeooo:paragraph-rsid="001ea396" style:font-size-asian="9.60000038146973pt" style:font-weight-asian="bold" style:font-size-complex="11pt" style:font-weight-complex="bold"/>
    </style:style>
    <style:style style:name="P6" style:family="paragraph" style:parent-style-name="Standard">
      <style:text-properties fo:color="#a1467e" loext:opacity="100%" style:font-name="Arial1" fo:font-size="14pt" fo:font-weight="bold" officeooo:rsid="001ea396" officeooo:paragraph-rsid="001ea396" style:font-size-asian="12.25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a 2: Riesgos generales, riesgos específicos y su prevención.</text:p>
      <text:p text:style-name="P1"/>
      <text:p text:style-name="P2">1. La evaluación de los riesgos en la empresa.</text:p>
      <text:p text:style-name="P2"/>
      <text:p text:style-name="P4">El análisis de los riesgos se compone de las siguientes fases:</text:p>
      <text:p text:style-name="P4"/>
      <text:p text:style-name="P3">· Identificar el peligro.</text:p>
      <text:p text:style-name="P3"/>
      <text:p text:style-name="P3">· Describir el riesgo.</text:p>
      <text:p text:style-name="P3"/>
      <text:p text:style-name="P3">· Estimarlo: <text:span text:style-name="T1">graduar la probabilidad de que se produzca el daño estableciendo niveles alto, medio o bajo.</text:span></text:p>
      <text:p text:style-name="P3"><text:span text:style-name="T1"/></text:p>
      <text:p text:style-name="P3">· Valorarlo: <text:span text:style-name="T1">determinar la tolerancia a esos riesgos.</text:span></text:p>
      <text:p text:style-name="P3"><text:span text:style-name="T1"/></text:p>
      <text:p text:style-name="P4">Existen varias metodologías para analizarlos:</text:p>
      <text:p text:style-name="P4"/>
      <text:p text:style-name="P3">· Método W. Fine: <text:span text:style-name="T1">establece prioridades entre los distintos riesgos analizados en función del peligro causado. Tres factores: consecuencia de un posible accidente, exposición a la causa y la probabilidad de que ocurra.</text:span></text:p>
      <text:p text:style-name="P3"><text:span text:style-name="T1"/></text:p>
      <text:p text:style-name="P3">· Método simplificado: <text:span text:style-name="T1">daño esperable, nivel de riesgo, nivel de probabilidad.</text:span></text:p>
      <text:p text:style-name="P3"><text:span text:style-name="T1"/></text:p>
      <text:p text:style-name="P3">· Método del INSST: <text:span text:style-name="T1">se clasifica la actividad del trabajo, se analiza el riesgo, se determina la severidad del daño y la probabilidad de que ocurra.</text:span></text:p>
      <text:p text:style-name="P3"><text:span text:style-name="T1"/></text:p>
      <text:p text:style-name="P3"><text:span text:style-name="T1">Se llevarán a cabo evaluaciones siempre que:</text:span></text:p>
      <text:p text:style-name="P3"><text:span text:style-name="T1"/></text:p>
      <text:p text:style-name="P3"><text:span text:style-name="T1">· Se incorporen nuevas tecnologías.</text:span></text:p>
      <text:p text:style-name="P3"><text:span text:style-name="T1">· Cuando se produzcan daños a la salud.</text:span></text:p>
      <text:p text:style-name="P3"><text:span text:style-name="T1">· Cuando se incorporen a la empresa trabajadores.</text:span></text:p>
      <text:p text:style-name="P3"><text:span text:style-name="T1"/></text:p>
      <text:p text:style-name="P2">2. Análisis de los riesgos ligados a condiciones de seguridad. Lugares de trabajo.</text:p>
      <text:p text:style-name="P2"/>
      <text:p text:style-name="P3">· Lugares de trabajo.</text:p>
      <text:p text:style-name="P3"/>
      <text:p text:style-name="P4">El Real Decreto 486/1997 en doce artículos y seis anexos establecen las disposiciones mínimas de seguridad y salud en los lugares de trabajo.</text:p>
      <text:p text:style-name="P4">Las condiciones mínimas son condiciones constructivas, orden, limpieza y mantenimiento, señalización, condiciones ambientales, iluminación, etc.</text:p>
      <text:p text:style-name="P4"/>
      <text:p text:style-name="P4">Para el diseño de los lugares de trabajo se deberá tener en cuenta:</text:p>
      <text:p text:style-name="P4"/>
      <text:p text:style-name="P4">· Número de trabajadores.</text:p>
      <text:p text:style-name="P4">· Equipos y materiales.</text:p>
      <text:p text:style-name="P4">· Sustancias utilizadas.</text:p>
      <text:p text:style-name="P4">· Almacenamiento.</text:p>
      <text:p text:style-name="P4">· Vías de circulación.</text:p>
      <text:p text:style-name="P4"/>
      <text:p text:style-name="P4"/>
      <text:p text:style-name="P2"><text:soft-page-break/>3. Equipos de trabajo e instalaciones eléctricas.</text:p>
      <text:p text:style-name="P2"/>
      <text:p text:style-name="P3">· Equipos de trabajo.</text:p>
      <text:p text:style-name="P3"/>
      <text:p text:style-name="P4">El RD 1215/1997 establece en seis artículos y dos anexos las disposiciones de seguridad.</text:p>
      <text:p text:style-name="P4"/>
      <text:p text:style-name="P4">Los equipos de trabajo son cualquier maquina, aparato, instalación o herramienta utilizada en el trabajo.</text:p>
      <text:p text:style-name="P4"/>
      <text:p text:style-name="P3">· Instalaciones eléctricas.</text:p>
      <text:p text:style-name="P3"/>
      <text:p text:style-name="P4">El RD 641/2001 establece en seis artículos y seis anexos las disposiciones de seguridad.</text:p>
      <text:p text:style-name="P4"/>
      <text:p text:style-name="P2">4. Análisis de los riesgos ligados a condiciones ambientales.</text:p>
      <text:p text:style-name="P2"/>
      <text:p text:style-name="P3">· Contaminantes o agentes físicos.</text:p>
      <text:p text:style-name="P3"/>
      <text:p text:style-name="P4">· Ruido y vibraciones.</text:p>
      <text:p text:style-name="P4">· Radiación.</text:p>
      <text:p text:style-name="P4">· Calor o frío.</text:p>
      <text:p text:style-name="P4"/>
      <text:p text:style-name="P3">· Contaminantes o agentes químicos.</text:p>
      <text:p text:style-name="P3"/>
      <text:p text:style-name="P4">Regulado en el RD 347/2001.</text:p>
      <text:p text:style-name="P4"/>
      <text:p text:style-name="P4">· Forma sólida.</text:p>
      <text:p text:style-name="P4">· Forma líquida.</text:p>
      <text:p text:style-name="P4">· Forma gaseosa y vapores.</text:p>
      <text:p text:style-name="P4"/>
      <text:p text:style-name="P4">Vías de entrada:</text:p>
      <text:p text:style-name="P4"/>
      <text:p text:style-name="P4">· Respiratoria.</text:p>
      <text:p text:style-name="P4">· Dérmica.</text:p>
      <text:p text:style-name="P4">· Digestiva.</text:p>
      <text:p text:style-name="P4">· Parenteral.</text:p>
      <text:p text:style-name="P4"/>
      <text:p text:style-name="P3">· Contaminante o agente biológico: <text:span text:style-name="T1">regulado en el RD 664/1997.</text:span></text:p>
      <text:p text:style-name="P3"><text:span text:style-name="T1"/></text:p>
      <text:p text:style-name="P2">5. Contaminantes o agentes físicos.</text:p>
      <text:p text:style-name="P2"/>
      <text:p text:style-name="P3">· El ruido (RD 286/2006).</text:p>
      <text:p text:style-name="P3"/>
      <text:p text:style-name="P4">· La intensidad: volumen o Nivel de Presión Acústica (NPA) se mide en decibelios (dB).</text:p>
      <text:p text:style-name="P4">· La frecuencia: se mide en herzios (Hz).</text:p>
      <text:p text:style-name="P4">· El tono.</text:p>
      <text:p text:style-name="P4">· El timbre.</text:p>
      <text:p text:style-name="P4"/>
      <text:p text:style-name="P4">A partir de 80 dB deben entregarse los EPIs, cuyo uso es voluntario. A partir de 85 dB es de uso obligatorio.</text:p>
      <text:p text:style-name="P4"/>
      <text:p text:style-name="P4">Evaluación periódica de los riesgos mediante la medición de ruidos (a partir de 80 dB cada 3 años y a partir de 85dB cada año).</text:p>
      <text:p text:style-name="P4"/>
      <text:p text:style-name="P4"/>
      <text:p text:style-name="P4"/>
      <text:p text:style-name="P3"><text:soft-page-break/>· Las vibraciones.</text:p>
      <text:p text:style-name="P3"/>
      <text:p text:style-name="P4">· Muy baja frecuencia: mareos.</text:p>
      <text:p text:style-name="P4">· Baja frecuencia: efectos sobre el oído interno y retardo en los tiempos de reacción.</text:p>
      <text:p text:style-name="P4">· Elevada frecuencia: problemas articulares, vasomotores y en brazos y piernas.</text:p>
      <text:p text:style-name="P4"/>
      <text:p text:style-name="P3">· Iluminación (Anexo IV, RD 486/97).</text:p>
      <text:p text:style-name="P3"/>
      <text:p text:style-name="P4">· El flujo luminoso: la unidad es el lumen (Lm).</text:p>
      <text:p text:style-name="P4">· Iluminación.</text:p>
      <text:p text:style-name="P4">· Intensidad luminosa: la unidad es la candela (Cd).</text:p>
      <text:p text:style-name="P4">· Factor de reflexión.</text:p>
      <text:p text:style-name="P4"/>
      <text:p text:style-name="P3">· Ambiente térmico (Anexo III, RD 486/97).</text:p>
      <text:p text:style-name="P3"/>
      <text:p text:style-name="P4">Mantener la temperatura del cuerpo en torno a los 36,5º o 37º.</text:p>
      <text:p text:style-name="P4"/>
      <text:p text:style-name="P4">· Radiación ionizante: al interaccionar con la materia, origina partículas con carga eléctrica (iones). Pueden originar daños muy graves e irreversibles para la salud (cánceres).</text:p>
      <text:p text:style-name="P4"/>
      <text:p text:style-name="P4">· Radiación no ionizante: las radiaciones Ultravioleta.</text:p>
      <text:p text:style-name="P4"/>
      <text:p text:style-name="P2">6. Análisis de los riesgos ligados a las condiciones ergonómicas y psicosociales.</text:p>
      <text:p text:style-name="P2"/>
      <text:p text:style-name="P5">6.1. Factores relacionados con la organización temporal del trabajo.</text:p>
      <text:p text:style-name="P5"/>
      <text:p text:style-name="P4">· La jornada de trabajo.</text:p>
      <text:p text:style-name="P4">· Turnos de trabajo.</text:p>
      <text:p text:style-name="P4">· De la organización del tiempo de trabajo.</text:p>
      <text:p text:style-name="P4"/>
      <text:p text:style-name="P4">Las posturas de trabajo desfavorables.</text:p>
      <text:p text:style-name="P4"/>
      <text:p text:style-name="P5">6.2. Factores relacionados con el contenido del trabajo.</text:p>
      <text:p text:style-name="P5"/>
      <text:p text:style-name="P4">· Actividad exigida.</text:p>
      <text:p text:style-name="P4">· Grado de autonomía.</text:p>
      <text:p text:style-name="P4">· Grado de automatización.</text:p>
      <text:p text:style-name="P4">· Grado de responsabilidad.</text:p>
      <text:p text:style-name="P4"/>
      <text:p text:style-name="P4">La carga mental y la fatiga.</text:p>
      <text:p text:style-name="P4"/>
      <text:p text:style-name="P5">6.3. Factores relacionados con las relaciones sociales y laborales en el trabajo.</text:p>
      <text:p text:style-name="P5"/>
      <text:p text:style-name="P4">· Estilos de mando y relaciones con superiores y subordinados.</text:p>
      <text:p text:style-name="P4">· Nivel jerárquico y consideración social.</text:p>
      <text:p text:style-name="P4">· Organización de los procesos y redes.</text:p>
      <text:p text:style-name="P4">· La comunicación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oft-page-break/>7. Riesgos específicos y su prevención.</text:p>
      <text:p text:style-name="P6"/>
      <text:p text:style-name="P4">La normativa LPRL incluye la protección específica a determinados colectivos:</text:p>
      <text:p text:style-name="P4"/>
      <text:p text:style-name="P4">· Personas en situación de discapacidad.</text:p>
      <text:p text:style-name="P4">· Trabajadoras embarazadas o en período de lactancia.</text:p>
      <text:p text:style-name="P4">· Trabajadores menores de edad.</text:p>
      <text:p text:style-name="P4">· Trabajadores con relación de trabajo de duración determinada y en ETT.</text:p>
      <text:p text:style-name="P4"/>
      <text:p text:style-name="P3">La ETT se encarga de:</text:p>
      <text:p text:style-name="P3"/>
      <text:p text:style-name="P4">· Formar al trabajador en materia preventiva.</text:p>
      <text:p text:style-name="P4">· Informar al trabajador sobre los riesgos.</text:p>
      <text:p text:style-name="P4">· Realizar controles de salud y reconocimientos médicos.</text:p>
      <text:p text:style-name="P4">· Notificar partes de daños.</text:p>
      <text:p text:style-name="P4"/>
      <text:p text:style-name="P6">8. Evaluación de riesgos. Plano y metodología.</text:p>
      <text:p text:style-name="P6"/>
      <text:p text:style-name="P4">En la evaluación utilizaremos dos documentos:</text:p>
      <text:p text:style-name="P4"/>
      <text:p text:style-name="P3">· Plano de las instalaciones: <text:span text:style-name="T1">la señalización.</text:span></text:p>
      <text:p text:style-name="P3"><text:span text:style-name="T1"/></text:p>
      <text:p text:style-name="P3">· Ficha de evaluación de riesgos: <text:span text:style-name="T1">se crea desde una ficha de análisis del puesto de trabajo y cuyos datos se desarrollan en un Excel, donde describiremos la evaluación de cada riesgo.</text:span></text:p>
      <text:p text:style-name="P3"><text:span text:style-name="T1"/></text:p>
      <text:p text:style-name="P6">9. Evaluación riesgo. Acción y temporalización y ficha de evaluación.</text:p>
      <text:p text:style-name="P6"/>
      <text:p text:style-name="P3">· Trivial: <text:span text:style-name="T1">no requiere acción específica.</text:span></text:p>
      <text:p text:style-name="P3"><text:span text:style-name="T1"/></text:p>
      <text:p text:style-name="P3">· Tolerable: <text:span text:style-name="T1">no se necesita mejorar la acción preventiva.</text:span></text:p>
      <text:p text:style-name="P3"><text:span text:style-name="T1"/></text:p>
      <text:p text:style-name="P3">· Moderado: <text:span text:style-name="T1">se deben hacer esfuerzos para reducir el riesgo.</text:span></text:p>
      <text:p text:style-name="P3"><text:span text:style-name="T1"/></text:p>
      <text:p text:style-name="P3">· Importante: <text:span text:style-name="T1">no puede comenzarse el trabajo hasta que se haya reducido el riesgo.</text:span></text:p>
      <text:p text:style-name="P3"><text:span text:style-name="T1"/></text:p>
      <text:p text:style-name="P3">· Intolerable: <text:span text:style-name="T1">no debe comenzar ni continuar el trabajo hasta que se reduzca el riesgo.</text:span></text:p>
      <text:p text:style-name="P3"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3T16:19:04.745000000</meta:creation-date>
    <dc:date>2024-01-03T16:45:13.546000000</dc:date>
    <meta:editing-duration>PT26M9S</meta:editing-duration>
    <meta:editing-cycles>1</meta:editing-cycles>
    <meta:document-statistic meta:table-count="0" meta:image-count="0" meta:object-count="0" meta:page-count="4" meta:paragraph-count="106" meta:word-count="880" meta:character-count="5449" meta:non-whitespace-character-count="4675"/>
    <meta:generator>LibreOffice/7.6.2.1$Windows_X86_64 LibreOffice_project/56f7684011345957bbf33a7ee678afaf4d2ba333</meta:generator>
  </office:meta>
</office:document-meta>
</file>